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27">
      <style:table-cell-properties style:cell-protect="protected" style:print-content="true" fo:background-color="transparent" style:vertical-align="automatic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umno: D./Dª José María Ramírez Gonzále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.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e Cubo (Creación correcta de Geometría y Topología )</text:p>
          </table:table-cell>
          <table:table-cell office:value-type="float" office:value="0.035" calcext:value-type="float">
            <text:p><text:s/>0.03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e Tetraedro (Creación correcta de Geometría y Topología)</text:p>
          </table:table-cell>
          <table:table-cell office:value-type="float" office:value="0.025" calcext:value-type="float">
            <text:p><text:s/>0.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bujado en modo inmediato (glDrawElements)</text:p>
          </table:table-cell>
          <table:table-cell office:value-type="float" office:value="0.04" calcext:value-type="float">
            <text:p><text:s/>0.04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bujado en modo diferido (VBO)</text:p>
          </table:table-cell>
          <table:table-cell office:value-type="float" office:value="0.08" calcext:value-type="float">
            <text:p><text:s/>0.08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o de ColorArray para el color</text:p>
          </table:table-cell>
          <table:table-cell office:value-type="float" office:value="0.06" calcext:value-type="float">
            <text:p><text:s/>0.06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puntos</text:p>
          </table:table-cell>
          <table:table-cell office:value-type="float" office:value="0.045" calcext:value-type="float">
            <text:p><text:s/>0.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alambre</text:p>
          </table:table-cell>
          <table:table-cell office:value-type="float" office:value="0.045" calcext:value-type="float">
            <text:p><text:s/>0.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sólido</text:p>
          </table:table-cell>
          <table:table-cell office:value-type="float" office:value="0.045" calcext:value-type="float">
            <text:p><text:s/>0.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ajedrez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LL_FACE habilitado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ga y visualiza PLY (con clase propia)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e ObjRevolucion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tor de revolución a partir de vector de puntos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ción correcta de geometría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.07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ción correcta de topología en cualquier sentido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tección de existencia de tapas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tores con argumento para crear o no tapas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ualización opcional de tapas en tiempo de ejecución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ios objetos simultáneos en la escena</text:p>
          </table:table-cell>
          <table:table-cell office:value-type="float" office:value="0.08" calcext:value-type="float">
            <text:p><text:s/>0.08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rotación de perfil en cualquier eje</text:p>
          </table:table-cell>
          <table:table-cell office:value-type="float" office:value="0.08" calcext:value-type="float">
            <text:p><text:s/>0.08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álculo correcto de las normales en los vértices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 ejes se siguen viendo en color plano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o de array de normales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ementación correcta clase Luz (y subclases)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una luz direccional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una luz puntual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o de visualización sombreado suave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ción automática de los 3 grados de libertad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Aumento/Disminución de velocidad general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Aumento/Disminución de velocidad para cada grado por separado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ignación correcta de coordenadas de texturas en cuadro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ción de la luz puntual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ámara activa se mueve en torno al objeto seleccionado con el ratón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puede hacer zoom con cada cámara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 cambiar la proporción de la ventana (ancho/alto) no se deforman los objetos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seleccionan objetos en la escena iluminada con materiales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amara activa, sin objeto seleccionado, se mueve en primera persona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 cámaras conservan su estado al pasar de una a otra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Los objetos seleccionables se visualizan de forma especial</text:p>
          </table:table-cell>
          <table:table-cell office:value-type="float" office:value="0.12" calcext:value-type="float">
            <text:p><text:s/>0.120 <text:s text:c="2"/>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24P2" style:volatile="true">
      <number:text>-</number:text>
      <number:number number:decimal-places="0" loext:min-decimal-places="0" number:min-integer-digits="2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0" loext:min-decimal-places="0" number:min-integer-digits="2"/>
      <number:text>   </number:text>
    </number:number-style>
    <number:number-style style:name="N125">
      <number:text> </number:text>
      <number:number number:decimal-places="3" loext:min-decimal-places="3" number:min-integer-digits="1" number:grouping="true"/>
      <number:text>   </number:text>
    </number:number-style>
    <number:number-style style:name="N126">
      <number:text>-</number:text>
      <number:number number:decimal-places="3" loext:min-decimal-places="3" number:min-integer-digits="1" number:grouping="true"/>
      <number:text>   </number:text>
    </number:number-style>
    <number:number-style style:name="N127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27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27P2" style:volatile="true">
      <number:text>-</number:text>
      <number:number number:decimal-places="0" loext:min-decimal-places="0" number:min-integer-digits="2"/>
      <number:text>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llares" style:family="table-cell" style:parent-style-name="Default" style:data-style-name="N124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/00/0000</text:date>, <text:time style:data-style-name="N2" text:time-value="16:20:15.8451594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fjmel</meta:initial-creator>
    <meta:creation-date>2019-10-11T16:56:56Z</meta:creation-date>
    <dc:date>2021-10-09T16:21:25.353110393</dc:date>
    <meta:editing-cycles>6</meta:editing-cycles>
    <meta:editing-duration>PT51M14S</meta:editing-duration>
    <meta:document-statistic meta:table-count="1" meta:cell-count="131" meta:object-count="0"/>
  </office:meta>
</office:document-meta>
</file>